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33513" officeooo:paragraph-rsid="00033513"/>
    </style:style>
    <style:style style:name="P2" style:family="paragraph" style:parent-style-name="Text_20_body">
      <style:paragraph-properties fo:text-align="end" style:justify-single-word="false"/>
      <style:text-properties officeooo:rsid="00033513" officeooo:paragraph-rsid="00033513"/>
    </style:style>
    <style:style style:name="P3" style:family="paragraph" style:parent-style-name="Text_20_body">
      <style:paragraph-properties fo:text-align="start" style:justify-single-word="false"/>
      <style:text-properties officeooo:rsid="00033513" officeooo:paragraph-rsid="00033513"/>
    </style:style>
    <style:style style:name="P4" style:family="paragraph" style:parent-style-name="Text_20_body">
      <style:paragraph-properties fo:text-align="start" style:justify-single-word="false" fo:break-before="page"/>
      <style:text-properties officeooo:rsid="00033513" officeooo:paragraph-rsid="00033513"/>
    </style:style>
    <style:style style:name="P5" style:family="paragraph" style:parent-style-name="Title">
      <style:text-properties officeooo:rsid="00033513" officeooo:paragraph-rsid="00033513"/>
    </style:style>
    <style:style style:name="P6" style:family="paragraph" style:parent-style-name="Subtitle">
      <style:text-properties officeooo:rsid="00033513" officeooo:paragraph-rsid="00033513"/>
    </style:style>
    <style:style style:name="P7" style:family="paragraph" style:parent-style-name="Footer">
      <style:text-properties officeooo:rsid="00033513" officeooo:paragraph-rsid="00033513"/>
    </style:style>
    <style:style style:name="P8" style:family="paragraph" style:parent-style-name="Header">
      <style:text-properties officeooo:rsid="0004dbac" officeooo:paragraph-rsid="0004dba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/>
    </style:style>
    <style:style style:name="T3" style:family="text">
      <style:text-properties fo:font-size="15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>Laboratorium<text:line-break/>Programowania Komputerów</text:p>
      <text:p text:style-name="P6">temat projektu:<text:line-break/>kalkulator ONP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<text:span text:style-name="T2">Autor: Tomasz Sitek<text:line-break/>Informatyka, sem 2., gr 3.<text:line-break/>Prowadzący: Grzegorz Wojciech Kwiatkowski</text:span><text:line-break/><text:span text:style-name="T3">Link:</text:span><text:span text:style-name="T1"> </text:span><text:a xlink:type="simple" xlink:href="https://drive.google.com/drive/folders/1QCtimQl6r52_n_LIUaAHS24fFz2Urxk9?usp=sharing" text:style-name="Internet_20_link" text:visited-style-name="Visited_20_Internet_20_Link"><text:span text:style-name="T1">https://drive.google.com/drive/folders/1QCtimQl6r52_n_LIUaAHS24fFz2Urxk9?usp=sharing</text:span></text:a></text:p>
      <text:p text:style-name="P3"><text:soft-page-break/><text:span text:style-name="T1"/>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dbac" officeooo:paragraph-rsid="0004dbac"/>
    </style:style>
    <style:style style:name="MP2" style:family="paragraph" style:parent-style-name="Footer">
      <style:text-properties officeooo:rsid="00033513" officeooo:paragraph-rsid="000335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aboratorium Programowania Komputerów<text:tab/><text:tab/>2019</text:p>
      </style:header>
      <style:header-first>
        <text:p text:style-name="Header_20_left"/>
      </style:header-first>
      <style:footer>
        <text:p text:style-name="MP2">kalkulator ONP<text:tab/><text:tab/>Tomasz Sitek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23:18:25.407000000</meta:creation-date>
    <dc:date>2019-06-13T23:30:40.249000000</dc:date>
    <meta:editing-duration>PT2M3S</meta:editing-duration>
    <meta:editing-cycles>1</meta:editing-cycles>
    <meta:document-statistic meta:table-count="0" meta:image-count="0" meta:object-count="0" meta:page-count="3" meta:paragraph-count="5" meta:word-count="29" meta:character-count="317" meta:non-whitespace-character-count="291"/>
    <meta:generator>LibreOffice/5.4.1.2$Windows_X86_64 LibreOffice_project/ea7cb86e6eeb2bf3a5af73a8f7777ac570321527</meta:generator>
  </office:meta>
</office:document-meta>
</file>